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ce2"/>
        <table:table-row table:style-name="ro1">
          <table:table-cell office:value-type="string" calcext:value-type="string">
            <text:p>Level 5</text:p>
          </table:table-cell>
          <table:table-cell table:style-name="ce1" office:value-type="string" calcext:value-type="string">
            <text:p>Mean1</text:p>
          </table:table-cell>
          <table:table-cell table:style-name="ce1" office:value-type="string" calcext:value-type="string">
            <text:p>Variance1</text:p>
          </table:table-cell>
          <table:table-cell table:style-name="ce1" office:value-type="string" calcext:value-type="string">
            <text:p>Mean2</text:p>
          </table:table-cell>
          <table:table-cell table:style-name="ce1" office:value-type="string" calcext:value-type="string">
            <text:p>Variance2</text:p>
          </table:table-cell>
          <table:table-cell table:style-name="ce1" office:value-type="string" calcext:value-type="string">
            <text:p>Mean3</text:p>
          </table:table-cell>
          <table:table-cell table:style-name="ce1" office:value-type="string" calcext:value-type="string">
            <text:p>Variance3</text:p>
          </table:table-cell>
          <table:table-cell table:style-name="ce1" office:value-type="string" calcext:value-type="string">
            <text:p>Mean4</text:p>
          </table:table-cell>
          <table:table-cell table:style-name="ce1" office:value-type="string" calcext:value-type="string">
            <text:p>Variance4</text:p>
          </table:table-cell>
          <table:table-cell table:style-name="ce1" office:value-type="string" calcext:value-type="string">
            <text:p>Mean5</text:p>
          </table:table-cell>
          <table:table-cell table:style-name="ce1" office:value-type="string" calcext:value-type="string">
            <text:p>Variance5</text:p>
          </table:table-cell>
          <table:table-cell table:style-name="ce1" office:value-type="string" calcext:value-type="string">
            <text:p>Mean6</text:p>
          </table:table-cell>
          <table:table-cell table:style-name="ce1" office:value-type="string" calcext:value-type="string">
            <text:p>Variance6</text:p>
          </table:table-cell>
          <table:table-cell table:style-name="ce1" office:value-type="string" calcext:value-type="string">
            <text:p>Mean7</text:p>
          </table:table-cell>
          <table:table-cell table:style-name="ce1" office:value-type="string" calcext:value-type="string">
            <text:p>Variance7</text:p>
          </table:table-cell>
          <table:table-cell table:style-name="ce1" office:value-type="string" calcext:value-type="string">
            <text:p>Mean8</text:p>
          </table:table-cell>
          <table:table-cell table:style-name="ce1" office:value-type="string" calcext:value-type="string">
            <text:p>Variance8</text:p>
          </table:table-cell>
          <table:table-cell table:style-name="ce1" office:value-type="string" calcext:value-type="string">
            <text:p>Mean9</text:p>
          </table:table-cell>
          <table:table-cell table:style-name="ce1" office:value-type="string" calcext:value-type="string">
            <text:p>Variance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.43912266166818" calcext:value-type="float">
            <text:p>6.43912266166818</text:p>
          </table:table-cell>
          <table:table-cell office:value-type="float" office:value="0.20481264565925" calcext:value-type="float">
            <text:p>0.20481264565925</text:p>
          </table:table-cell>
          <table:table-cell office:value-type="float" office:value="6.46848924292793" calcext:value-type="float">
            <text:p>6.46848924292793</text:p>
          </table:table-cell>
          <table:table-cell office:value-type="float" office:value="0.208681432738676" calcext:value-type="float">
            <text:p>0.208681432738676</text:p>
          </table:table-cell>
          <table:table-cell office:value-type="float" office:value="6.21786911824626" calcext:value-type="float">
            <text:p>6.21786911824626</text:p>
          </table:table-cell>
          <table:table-cell office:value-type="float" office:value="0.245457076822031" calcext:value-type="float">
            <text:p>0.245457076822031</text:p>
          </table:table-cell>
          <table:table-cell office:value-type="float" office:value="5.96110678082045" calcext:value-type="float">
            <text:p>5.96110678082045</text:p>
          </table:table-cell>
          <table:table-cell office:value-type="float" office:value="0.30965033563339" calcext:value-type="float">
            <text:p>0.30965033563339</text:p>
          </table:table-cell>
          <table:table-cell office:value-type="float" office:value="5.79269215739489" calcext:value-type="float">
            <text:p>5.79269215739489</text:p>
          </table:table-cell>
          <table:table-cell office:value-type="float" office:value="0.364110860563876" calcext:value-type="float">
            <text:p>0.364110860563876</text:p>
          </table:table-cell>
          <table:table-cell office:value-type="float" office:value="5.68335895153551" calcext:value-type="float">
            <text:p>5.68335895153551</text:p>
          </table:table-cell>
          <table:table-cell office:value-type="float" office:value="0.428612737311554" calcext:value-type="float">
            <text:p>0.428612737311554</text:p>
          </table:table-cell>
          <table:table-cell office:value-type="float" office:value="5.5760416933309" calcext:value-type="float">
            <text:p>5.5760416933309</text:p>
          </table:table-cell>
          <table:table-cell office:value-type="float" office:value="0.473767315782537" calcext:value-type="float">
            <text:p>0.473767315782537</text:p>
          </table:table-cell>
          <table:table-cell office:value-type="float" office:value="5.49034518614145" calcext:value-type="float">
            <text:p>5.49034518614145</text:p>
          </table:table-cell>
          <table:table-cell office:value-type="float" office:value="0.530766796781735" calcext:value-type="float">
            <text:p>0.530766796781735</text:p>
          </table:table-cell>
          <table:table-cell office:value-type="float" office:value="5.41272178517186" calcext:value-type="float">
            <text:p>5.41272178517186</text:p>
          </table:table-cell>
          <table:table-cell office:value-type="float" office:value="0.538125472494107" calcext:value-type="float">
            <text:p>0.538125472494107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float" office:value="1.51340489915989" calcext:value-type="float">
            <text:p>1.51340489915989</text:p>
          </table:table-cell>
          <table:table-cell office:value-type="float" office:value="1.77493703674728E-030" calcext:value-type="float">
            <text:p>1.77493703674728E-30</text:p>
          </table:table-cell>
          <table:table-cell office:value-type="float" office:value="5.47113271444157" calcext:value-type="float">
            <text:p>5.47113271444157</text:p>
          </table:table-cell>
          <table:table-cell office:value-type="float" office:value="0.117313028526493" calcext:value-type="float">
            <text:p>0.117313028526493</text:p>
          </table:table-cell>
          <table:table-cell office:value-type="float" office:value="5.76360670567051" calcext:value-type="float">
            <text:p>5.76360670567051</text:p>
          </table:table-cell>
          <table:table-cell office:value-type="float" office:value="0.147700078907944" calcext:value-type="float">
            <text:p>0.147700078907944</text:p>
          </table:table-cell>
          <table:table-cell office:value-type="float" office:value="5.78036013298879" calcext:value-type="float">
            <text:p>5.78036013298879</text:p>
          </table:table-cell>
          <table:table-cell office:value-type="float" office:value="0.198100947989488" calcext:value-type="float">
            <text:p>0.198100947989488</text:p>
          </table:table-cell>
          <table:table-cell office:value-type="float" office:value="5.22103021153318" calcext:value-type="float">
            <text:p>5.22103021153318</text:p>
          </table:table-cell>
          <table:table-cell office:value-type="float" office:value="0.223324562593121" calcext:value-type="float">
            <text:p>0.223324562593121</text:p>
          </table:table-cell>
          <table:table-cell office:value-type="float" office:value="5.31484332006101" calcext:value-type="float">
            <text:p>5.31484332006101</text:p>
          </table:table-cell>
          <table:table-cell office:value-type="float" office:value="0.2840529350689" calcext:value-type="float">
            <text:p>0.2840529350689</text:p>
          </table:table-cell>
          <table:table-cell office:value-type="float" office:value="5.30834185020001" calcext:value-type="float">
            <text:p>5.30834185020001</text:p>
          </table:table-cell>
          <table:table-cell office:value-type="float" office:value="0.352029429387166" calcext:value-type="float">
            <text:p>0.352029429387166</text:p>
          </table:table-cell>
          <table:table-cell office:value-type="float" office:value="5.28466600277644" calcext:value-type="float">
            <text:p>5.28466600277644</text:p>
          </table:table-cell>
          <table:table-cell office:value-type="float" office:value="0.406040448732247" calcext:value-type="float">
            <text:p>0.406040448732247</text:p>
          </table:table-cell>
          <table:table-cell office:value-type="float" office:value="5.26217205412082" calcext:value-type="float">
            <text:p>5.26217205412082</text:p>
          </table:table-cell>
          <table:table-cell office:value-type="float" office:value="0.467546570360503" calcext:value-type="float">
            <text:p>0.467546570360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20:20:33.608019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8T20:26:15.655631315</dc:date>
    <meta:editing-duration>PT21M9S</meta:editing-duration>
    <meta:editing-cycles>3</meta:editing-cycles>
    <meta:generator>LibreOffice/7.3.1.3$Linux_X86_64 LibreOffice_project/30$Build-3</meta:generator>
    <meta:document-statistic meta:table-count="1" meta:cell-count="57" meta:object-count="0"/>
  </office:meta>
</office:document-meta>
</file>